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0.9547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362in" fo:break-before="auto" style:use-optimal-row-height="fals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padding="0.028in"/>
    </style:style>
    <style:style style:name="ce29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-TIENE-HSTRCO-NMBRE-ARTSTC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TIENE UN HISTORICO DE NOMBRES ARTISTIC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TIENE-HISTORICO-NOMBRE-ARTISTIC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TIENE-HSTRCO-NMBRE-ARTSTC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5">
          <table:table-cell table:style-name="ce59" office:value-type="string" calcext:value-type="string" table:number-columns-spanned="7" table:number-rows-spanned="1">
            <text:p>Un artista, ya bien sea un grupo o individuo, tiene una serie de nombres artísticos a lo largo del tiem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HISTORICO-NOMBRE-ARTISTIC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ES-PRSN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UNA PERSON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PERSON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ES-PRSN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 es una persona individual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PERSON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ES-GRUP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UN GRUP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GRUP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ES-GRUP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 es un grupo musical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GRUP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-ES-MMBR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 ES 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-ES-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RSNA-ES-MMBRO</text:p>
          </table:table-cell>
          <table:covered-table-cell table:style-name="ce20"/>
          <table:covered-table-cell table:number-columns-repeated="3" table:style-name="ce82"/>
          <table:table-cell table:style-name="ce25" table:number-columns-spanned="5" table:number-rows-spanned="1"/>
          <table:covered-table-cell table:style-name="ce25"/>
          <table:covered-table-cell table:number-columns-repeated="2" table:style-name="ce29"/>
          <table:covered-table-cell/>
          <table:table-cell table:number-columns-repeated="245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grupos a los que una persona ha pertenecid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PERSON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-TIENE-MMBR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 TIENE MIEMBR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IEMBR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MBRO</text:p>
          </table:table-cell>
          <table:covered-table-cell table:style-name="ce20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miembros pertenecientes a un gru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GRUP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CMPNE-CNC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5">
          <table:table-cell table:style-name="ce63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LBUM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office:forms form:automatic-focus="false" form:apply-design-mode="false"/>
        <table:table-column table:style-name="co1" table:default-cell-style-name="ce57"/>
        <table:table-column table:style-name="co11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LBUM-INCLYE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63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ÁLBUM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PSCN</text:p>
          </table:table-cell>
          <table:covered-table-cell table:style-name="ce19"/>
          <table:table-cell table:style-name="ce19" table:number-columns-repeated="2"/>
          <table:table-cell table:style-name="ce83"/>
          <table:table-cell table:style-name="ce83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CNCN-TIENE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-TIENE-CMPRA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VERSIÓN TIENE COMPRA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VERSION-TIENE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VRSN-TIENE-CMPR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adquisiciones individuales de una versión concreta por parte de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MPRA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USRO-EFCTA-CMPR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-ATRZ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 AUTORIZ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-AUTORIZ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MPRA-ATRZA-DSCRGA</text:p>
          </table:table-cell>
          <table:covered-table-cell table:style-name="ce20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autorizadas por una compra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EFCT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 EFECTUA UN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-EFECTU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DSPSTVO-EFCTA-DSCRG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USRO-POSEE-DSPSTV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07:37.45089064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1:24:54.376781213</dc:date>
    <meta:print-date>2016-01-28T16:40:00</meta:print-date>
    <meta:editing-cycles>85</meta:editing-cycles>
    <meta:editing-duration>PT2H40M36S</meta:editing-duration>
    <meta:generator>LibreOffice/6.4.7.2$Linux_X86_64 LibreOffice_project/40$Build-2</meta:generator>
    <meta:document-statistic meta:table-count="15" meta:cell-count="424" meta:object-count="0"/>
  </office:meta>
</office:document-meta>
</file>